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fe61" officeooo:paragraph-rsid="0005fe61"/>
    </style:style>
    <style:style style:name="P2" style:family="paragraph" style:parent-style-name="Standard" style:list-style-name="L1">
      <style:text-properties officeooo:rsid="0005fe61" officeooo:paragraph-rsid="0005fe61"/>
    </style:style>
    <style:style style:name="P3" style:family="paragraph" style:parent-style-name="Standard">
      <style:text-properties officeooo:paragraph-rsid="000871ca"/>
    </style:style>
    <style:style style:name="P4" style:family="paragraph" style:parent-style-name="Standard" style:list-style-name="L2">
      <style:text-properties officeooo:paragraph-rsid="000871ca"/>
    </style:style>
    <style:style style:name="P5" style:family="paragraph" style:parent-style-name="Standard">
      <style:text-properties officeooo:rsid="000871ca" officeooo:paragraph-rsid="000871ca"/>
    </style:style>
    <style:style style:name="P6" style:family="paragraph" style:parent-style-name="Standard">
      <style:text-properties officeooo:rsid="000b3116" officeooo:paragraph-rsid="000b3116"/>
    </style:style>
    <style:style style:name="P7" style:family="paragraph" style:parent-style-name="Standard" style:list-style-name="L4">
      <style:text-properties officeooo:rsid="000b3116" officeooo:paragraph-rsid="000b3116"/>
    </style:style>
    <style:style style:name="P8" style:family="paragraph" style:parent-style-name="Standard">
      <style:text-properties officeooo:rsid="000caf85" officeooo:paragraph-rsid="000caf85"/>
    </style:style>
    <style:style style:name="P9" style:family="paragraph" style:parent-style-name="Standard" style:list-style-name="L3">
      <style:text-properties officeooo:rsid="000caf85" officeooo:paragraph-rsid="000caf85"/>
    </style:style>
    <style:style style:name="P10" style:family="paragraph" style:parent-style-name="Standard" style:list-style-name="L4">
      <style:text-properties officeooo:rsid="000caf85" officeooo:paragraph-rsid="000caf8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88f1"/>
    </style:style>
    <style:style style:name="T3" style:family="text">
      <style:text-properties officeooo:rsid="000871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3116" style:font-weight-asian="bold" style:font-weight-complex="bold"/>
    </style:style>
    <style:style style:name="T6" style:family="text">
      <style:text-properties officeooo:rsid="000b3116"/>
    </style:style>
    <style:style style:name="T7" style:family="text">
      <style:text-properties officeooo:rsid="000caf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teo experimental para la técnica de minimización de comportamiento sobre especificaciones GR(1) con modelos CLTS.</text:p>
      <text:p text:style-name="P1"/>
      <text:h text:style-name="Heading_20_1" text:outline-level="1">Introducción</text:h>
      <text:p text:style-name="P1">Se han de ejecutar dos conjuntos de experimentos:</text:p>
      <text:list xml:id="list2053928831" text:style-name="L1">
        <text:list-item>
          <text:p text:style-name="P2"><text:span text:style-name="T1">De escritura</text:span>, donde se escribirán especificaciones desde cero, documentando en cada paso como el diagnóstico fue o no de ayuda para conseguir una especificación realizable.</text:p>
        </text:list-item>
        <text:list-item>
          <text:p text:style-name="P2"><text:span text:style-name="T1">De mutación</text:span>, donde se mutarán especificaciones realizables, documentando si el diagnóstico por minimización tuvo relación con la causa de no realizabilidad.</text:p>
        </text:list-item>
      </text:list>
      <text:p text:style-name="P1"/>
      <text:h text:style-name="Heading_20_1" text:outline-level="1">Fuentes</text:h>
      <text:p text:style-name="P3"><text:span text:style-name="T2">Las especificaciones serán seleccionadas de un conjunto de ejemplos:</text:span></text:p>
      <text:list xml:id="list4258254726" text:style-name="L2">
        <text:list-item>
          <text:p text:style-name="P4"><text:span text:style-name="T2">del laboratorio (LaFHIS)</text:span></text:p>
        </text:list-item>
        <text:list-item>
          <text:p text:style-name="P4"><text:span text:style-name="T2">del paquete de especificaciones de Syntcomp (</text:span><text:a xlink:type="simple" xlink:href="https://www.starexec.org/starexec/secure/explore/spaces.jsp?id=332405" text:style-name="Internet_20_link" text:visited-style-name="Visited_20_Internet_20_Link">https://www.starexec.org/starexec/secure/explore/spaces.jsp?id=332405</text:a><text:span text:style-name="T2">), incluyendo versiones de GenBuf para 2, 4 y 6 senders y de AMBA para 2 masters y 3 clientes, y 3 masters con 4 clientes</text:span></text:p>
        </text:list-item>
        <text:list-item>
          <text:p text:style-name="P4"><text:span text:style-name="T2">y del libro RTL Hardware Design using VHDL (</text:span><text:a xlink:type="simple" xlink:href="https://theswissbay.ch/pdf/Gentoomen%20Library/Digital%20Design/RTL%20Hardware%20Design%20Using%20VHDL.pdf" text:style-name="Internet_20_link" text:visited-style-name="Visited_20_Internet_20_Link">https://theswissbay.ch/pdf/Gentoomen%20Library/Digital%20Design/RTL%20Hardware%20Design%20Using%20VHDL.pdf</text:a><text:span text:style-name="T2">)</text:span></text:p>
        </text:list-item>
      </text:list>
      <text:p text:style-name="P3"/>
      <text:h text:style-name="Heading_20_1" text:outline-level="1">Bitácora de los ejemplos de escritura</text:h>
      <text:p text:style-name="P5">Los ejemplos de escritura se documentarán de forma jerárquica, con tres estructuras relacionadas cuya intención es capturar el proceso de escritura y refinamiento de una especificación que se comienza de cero.</text:p>
      <text:h text:style-name="Heading_20_2" text:outline-level="2">Especificaciones</text:h>
      <text:p text:style-name="P5">Para cada especificación se creará un encabezado que contenga un número que la identifique (<text:span text:style-name="T4">id</text:span>), un nombre de la especificación (<text:span text:style-name="T4">name</text:span>), una descripción coloquial (<text:span text:style-name="T4">description</text:span>), la referencia a la fuente de donde se tomó la especificación (<text:span text:style-name="T4">source</text:span>), la cantidad de presunciones de dominio (<text:span text:style-name="T4">assumption_count</text:span>) y la cantidad de garantías de sistema (<text:span text:style-name="T4">goal_count</text:span>).</text:p>
      <text:p text:style-name="P5"/>
      <text:h text:style-name="Heading_20_2" text:outline-level="2">Entradas <text:span text:style-name="T3">(estados parciales de la especificación)</text:span></text:h>
      <text:p text:style-name="P5">Cada vez que una especificación sea refinada se creará una entrada que contenga un número identificador (<text:span text:style-name="T4">id</text:span>), el número de la especificación a la que se refiere (<text:span text:style-name="T4">spec_id</text:span>), una descripción <text:soft-page-break/>coloquial del estado de la especificación parcial (<text:span text:style-name="T4">description</text:span>), el cuerpo de la especificación parcial en sí (<text:span text:style-name="T4">body</text:span>), una marca sobre la realizabilidad de la especificación parcial (<text:span text:style-name="T4">realizable</text:span>), un conjunto de diagnósticos ejecutados sobre la especificación parcial (<text:span text:style-name="T4">diagnoses</text:span>), <text:span text:style-name="T6">una descripción de la evidencia sintomática de no realizabilidad(</text:span><text:span text:style-name="T5">error</text:span><text:span text:style-name="T6">), una descripción de la causa de no realizabilidad (</text:span><text:span text:style-name="T5">fault</text:span><text:span text:style-name="T6">)</text:span> y la fecha en la cuál fue realizado (<text:span text:style-name="T4">date</text:span>).</text:p>
      <text:p text:style-name="P5"/>
      <text:h text:style-name="Heading_20_2" text:outline-level="2">Diagnóstico</text:h>
      <text:p text:style-name="P5">Cada diagnóstico tendrá un identificador numérico (<text:span text:style-name="T4">id</text:span>), un tipo (<text:span text:style-name="T4">type</text:span>) que indicará el tipo de búsqueda realizada sobre el espacio de Sub-CLTS alternantes, y el cuerpo del diagnóstico en sí (<text:span text:style-name="T4">body</text:span>).</text:p>
      <text:p text:style-name="P5"/>
      <text:h text:style-name="Heading_20_1" text:outline-level="1">Mutaciones</text:h>
      <text:p text:style-name="P6">Para la segunda etapa se tomarán las versiones realizables de las especificaciones y se introducirán mutaciones artificiales que aseguren no realizabilidad. </text:p>
      <text:list xml:id="list3186325793" text:style-name="L4">
        <text:list-item>
          <text:p text:style-name="P7">Las mutaciones se dividen en <text:span text:style-name="T7">tre</text:span>s categorías:</text:p>
        </text:list-item>
        <text:list-item>
          <text:p text:style-name="P10">Las que debilitan el conjunto de assumptions</text:p>
        </text:list-item>
        <text:list-item>
          <text:p text:style-name="P10">Las que dan más libertad al ambiente agregando transiciones no controlables</text:p>
        </text:list-item>
        <text:list-item>
          <text:p text:style-name="P10">Las que quitan libertad al sistema borrando transiciones controlables (sin generar deadlock)</text:p>
        </text:list-item>
      </text:list>
      <text:p text:style-name="P8"/>
      <text:p text:style-name="P8">En todos los casos las pruebas se harán sobre el elemento minimal que consiga no-realizabilidad</text:p>
      <text:list xml:id="list53933664" text:style-name="L3">
        <text:list-item>
          <text:p text:style-name="P9">En el caso de assumptions se quitará la cantidad mínima de fórmulas de liveness a la conjunción de ambiente</text:p>
        </text:list-item>
        <text:list-item>
          <text:p text:style-name="P9">En el caso de las transiciones se quitarán/agregarán la cantidad mínimia que permita conseguir no-realizabilida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3:37:27.039422488</meta:creation-date>
    <dc:date>2020-02-10T14:23:58.728350371</dc:date>
    <meta:editing-duration>PT4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65" meta:character-count="3255" meta:non-whitespace-character-count="2827"/>
  </office:meta>
</office:document-meta>
</file>